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BAFD96475AFDF708.png" manifest:media-type="image/png"/>
  <manifest:file-entry manifest:full-path="Pictures/100000000000078000000438EFC95A9172D442E2.png" manifest:media-type="image/png"/>
  <manifest:file-entry manifest:full-path="Pictures/1000000000000780000004381E1D7087B19CFA60.png" manifest:media-type="image/png"/>
  <manifest:file-entry manifest:full-path="Pictures/1000000000000780000004386CBEC2D306788372.png" manifest:media-type="image/png"/>
  <manifest:file-entry manifest:full-path="Pictures/10000000000007800000043835A288FC2C5F29DB.png" manifest:media-type="image/png"/>
  <manifest:file-entry manifest:full-path="Pictures/10000000000007800000043875FA765B6ADE4DC9.png" manifest:media-type="image/png"/>
  <manifest:file-entry manifest:full-path="Pictures/100000000000078000000438567AC9B8FDAE8E15.png" manifest:media-type="image/png"/>
  <manifest:file-entry manifest:full-path="Pictures/100000000000078000000438859A7F080AC1CE0E.png" manifest:media-type="image/png"/>
  <manifest:file-entry manifest:full-path="Pictures/1000000000000780000004387F747737ABDAE333.png" manifest:media-type="image/png"/>
  <manifest:file-entry manifest:full-path="Pictures/100000000000078000000438277EEACC444B5607.png" manifest:media-type="image/png"/>
  <manifest:file-entry manifest:full-path="Pictures/1000000000000780000004387F89DD8578415CB3.png" manifest:media-type="image/png"/>
  <manifest:file-entry manifest:full-path="Pictures/100000000000078000000438D39FCAEDBBF0A7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146" officeooo:paragraph-rsid="001de146"/>
    </style:style>
    <style:style style:name="P2" style:family="paragraph" style:parent-style-name="Standard">
      <style:paragraph-properties fo:text-align="justify" style:justify-single-word="false"/>
      <style:text-properties fo:font-size="28pt" fo:font-weight="bold" officeooo:rsid="001de146" officeooo:paragraph-rsid="001de146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de146" officeooo:paragraph-rsid="001de146"/>
    </style:style>
    <style:style style:name="P4" style:family="paragraph" style:parent-style-name="Standard">
      <style:text-properties officeooo:rsid="001de146" officeooo:paragraph-rsid="001de146"/>
    </style:style>
    <style:style style:name="P5" style:family="paragraph" style:parent-style-name="Standard">
      <style:paragraph-properties fo:text-align="justify" style:justify-single-word="false"/>
      <style:text-properties fo:font-size="28pt" fo:font-weight="bold" officeooo:rsid="001de146" officeooo:paragraph-rsid="001de146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627cm, 12.384cm, 9.737cm, 20.7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073cm, 12.908cm, 8.206cm, 20.88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94cm, 13.436cm, 11.324cm, 20.9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66cm, 12.885cm, 10.188cm, 20.00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057cm, 13.393cm, 9.872cm, 20.0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077cm, 13.076cm, 7.899cm, 20.15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9cm, 12.885cm, 8.886cm, 20.36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678cm, 13.192cm, 9.005cm, 20.2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692cm, 13.682cm, 13.137cm, 19.57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7.057cm, 13.571cm, 12.069cm, 20.2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6.14cm, 13.568cm, 11.725cm, 20.29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8.123cm, 12.31cm, 9.883cm, 20.5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unciado ejercicios MER</text:p>
      <text:p text:style-name="P2"><draw:frame draw:style-name="fr12" draw:name="Imagen1" text:anchor-type="char" svg:x="0.178cm" svg:y="0.631cm" svg:width="17.685cm" svg:height="10.777cm" draw:z-index="0"><draw:image xlink:href="Pictures/100000000000078000000438BAFD96475AFDF708.png" xlink:type="simple" xlink:show="embed" xlink:actuate="onLoad" draw:mime-type="image/png"/></draw:frame></text:p>
      <text:p text:style-name="P3"/>
      <text:p text:style-name="P1"><draw:frame draw:style-name="fr1" draw:name="Imagen2" text:anchor-type="char" svg:x="0.344cm" svg:y="9.116cm" svg:width="16.729cm" svg:height="10.961cm" draw:z-index="1"><draw:image xlink:href="Pictures/1000000000000780000004381E1D7087B19CFA60.png" xlink:type="simple" xlink:show="embed" xlink:actuate="onLoad" draw:mime-type="image/png"/></draw:frame></text:p>
      <text:p text:style-name="P1"/>
      <text:p text:style-name="P1"><draw:frame draw:style-name="fr11" draw:name="Imagen3" text:anchor-type="char" svg:x="0.201cm" svg:y="0.139cm" svg:width="17.447cm" svg:height="11.033cm" draw:z-index="2"><draw:image xlink:href="Pictures/1000000000000780000004386CBEC2D306788372.png" xlink:type="simple" xlink:show="embed" xlink:actuate="onLoad" draw:mime-type="image/png"/></draw:frame><text:soft-page-break/></text:p>
      <text:p text:style-name="P1"/>
      <text:p text:style-name="P1"><draw:frame draw:style-name="fr10" draw:name="Imagen4" text:anchor-type="char" svg:x="0.418cm" svg:y="1.159cm" svg:width="17.385cm" svg:height="9.659cm" draw:z-index="3"><draw:image xlink:href="Pictures/10000000000007800000043875FA765B6ADE4D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9" draw:name="Imagen5" text:anchor-type="char" svg:x="0.344cm" svg:y="0.369cm" svg:width="17.115cm" svg:height="9.506cm" draw:z-index="4"><draw:image xlink:href="Pictures/100000000000078000000438EFC95A9172D442E2.png" xlink:type="simple" xlink:show="embed" xlink:actuate="onLoad" draw:mime-type="image/png"/></draw:frame></text:p>
      <text:p text:style-name="P1"/>
      <text:p text:style-name="P1"><draw:frame draw:style-name="fr8" draw:name="Imagen6" text:anchor-type="char" svg:x="0.564cm" svg:y="0.166cm" svg:width="16.942cm" svg:height="12.617cm" draw:z-index="5"><draw:image xlink:href="Pictures/10000000000007800000043835A288FC2C5F29DB.png" xlink:type="simple" xlink:show="embed" xlink:actuate="onLoad" draw:mime-type="image/png"/></draw:frame></text:p>
      <text:p text:style-name="P1"><draw:frame draw:style-name="fr7" draw:name="Imagen7" text:anchor-type="char" svg:x="0.201cm" svg:y="0.046cm" svg:width="16.73cm" svg:height="11.236cm" draw:z-index="6"><draw:image xlink:href="Pictures/100000000000078000000438567AC9B8FDAE8E15.png" xlink:type="simple" xlink:show="embed" xlink:actuate="onLoad" draw:mime-type="image/png"/></draw:frame><text:soft-page-break/></text:p>
      <text:p text:style-name="P1"><draw:frame draw:style-name="fr6" draw:name="Imagen8" text:anchor-type="char" svg:x="-0.134cm" svg:y="0.169cm" svg:width="16.134cm" svg:height="13.406cm" draw:z-index="7"><draw:image xlink:href="Pictures/100000000000078000000438859A7F080AC1CE0E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<draw:frame draw:style-name="fr5" draw:name="Imagen9" text:anchor-type="char" svg:x="0.563cm" svg:y="0.201cm" svg:width="16.755cm" svg:height="11.259cm" draw:z-index="8"><draw:image xlink:href="Pictures/1000000000000780000004387F747737ABDAE333.png" xlink:type="simple" xlink:show="embed" xlink:actuate="onLoad" draw:mime-type="image/png"/></draw:frame></text:p>
      <text:p text:style-name="P1"><draw:frame draw:style-name="fr4" draw:name="Imagen10" text:anchor-type="char" svg:x="0.459cm" svg:y="0.035cm" svg:width="16.454cm" svg:height="11.691cm" draw:z-index="9"><draw:image xlink:href="Pictures/100000000000078000000438277EEACC444B5607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3" draw:name="Imagen11" text:anchor-type="char" svg:x="0.9cm" svg:y="0.307cm" svg:width="15.699cm" svg:height="9.791cm" draw:z-index="10"><draw:image xlink:href="Pictures/1000000000000780000004387F89DD8578415CB3.png" xlink:type="simple" xlink:show="embed" xlink:actuate="onLoad" draw:mime-type="image/png"/></draw:frame></text:p>
      <text:p text:style-name="P1"><draw:frame draw:style-name="fr2" draw:name="Imagen12" text:anchor-type="char" svg:x="0.658cm" svg:y="0.37cm" svg:width="16.572cm" svg:height="11.98cm" draw:z-index="11"><draw:image xlink:href="Pictures/100000000000078000000438D39FCAEDBBF0A7D6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08:55:20.158000000</meta:creation-date>
    <dc:date>2021-09-28T09:19:09.113000000</dc:date>
    <meta:editing-duration>PT11M53S</meta:editing-duration>
    <meta:editing-cycles>2</meta:editing-cycles>
    <meta:generator>LibreOffice/7.1.2.2$Windows_X86_64 LibreOffice_project/8a45595d069ef5570103caea1b71cc9d82b2aae4</meta:generator>
    <meta:document-statistic meta:table-count="0" meta:image-count="12" meta:object-count="0" meta:page-count="6" meta:paragraph-count="1" meta:word-count="3" meta:character-count="24" meta:non-whitespace-character-count="22"/>
  </office:meta>
</office:document-meta>
</file>